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28mm"/>
    </style:style>
    <style:style style:name="co3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alMedian" table:style-name="ta1">
        <table:shapes>
          <draw:frame draw:z-index="0" draw:style-name="gr1" draw:text-style-name="P1" svg:width="160.14mm" svg:height="90.05mm" svg:x="11.56mm" svg:y="53.12mm">
            <loext:p draw:notify-on-update-of-ranges="evalMedian.A2:evalMedian.A9 evalMedian.B2:evalMedian.B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86mm" svg:height="90.04mm" svg:x="179.95mm" svg:y="49.41mm">
            <loext:p draw:notify-on-update-of-ranges="evalMedian.S2:evalMedian.S9 evalMedian.T2:evalMedian.T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87mm" svg:height="90.05mm" svg:x="344.48mm" svg:y="18.34mm">
            <loext:p draw:notify-on-update-of-ranges="evalMedian.A1:evalMedian.A1 evalMedian.A2:evalMedian.A9 evalMedian.B1:evalMedian.B1 evalMedian.B2:evalMedian.B9 evalMedian.T1:evalMedian.T1 evalMedian.T2:evalMedian.T9 evalMedian.Y1:evalMedian.Y1 evalMedian.Y2:evalMedian.Y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aille </text:p>
          </table:table-cell>
          <table:table-cell office:value-type="string" calcext:value-type="string">
            <text:p>Bruit blanc</text:p>
          </table:table-cell>
          <table:table-cell office:value-type="string" calcext:value-type="string">
            <text:p>bb10</text:p>
          </table:table-cell>
          <table:table-cell office:value-type="string" calcext:value-type="string">
            <text:p>bb10b</text:p>
          </table:table-cell>
          <table:table-cell office:value-type="string" calcext:value-type="string">
            <text:p>bb15</text:p>
          </table:table-cell>
          <table:table-cell office:value-type="string" calcext:value-type="string">
            <text:p>bb15b</text:p>
          </table:table-cell>
          <table:table-cell office:value-type="string" calcext:value-type="string">
            <text:p>bb25b</text:p>
          </table:table-cell>
          <table:table-cell office:value-type="string" calcext:value-type="string">
            <text:p>bb30</text:p>
          </table:table-cell>
          <table:table-cell office:value-type="string" calcext:value-type="string">
            <text:p>bb30b</text:p>
          </table:table-cell>
          <table:table-cell office:value-type="string" calcext:value-type="string">
            <text:p>bb40</text:p>
          </table:table-cell>
          <table:table-cell office:value-type="string" calcext:value-type="string">
            <text:p>bb40b</text:p>
          </table:table-cell>
          <table:table-cell office:value-type="string" calcext:value-type="string">
            <text:p>bb50</text:p>
          </table:table-cell>
          <table:table-cell office:value-type="string" calcext:value-type="string">
            <text:p>bb50b</text:p>
          </table:table-cell>
          <table:table-cell office:value-type="string" calcext:value-type="string">
            <text:p>bb67</text:p>
          </table:table-cell>
          <table:table-cell office:value-type="string" calcext:value-type="string">
            <text:p>bb67b</text:p>
          </table:table-cell>
          <table:table-cell office:value-type="string" calcext:value-type="string">
            <text:p>bb90</text:p>
          </table:table-cell>
          <table:table-cell office:value-type="string" calcext:value-type="string">
            <text:p>bb90b</text:p>
          </table:table-cell>
          <table:table-cell/>
          <table:table-cell office:value-type="string" calcext:value-type="string">
            <text:p>taille </text:p>
          </table:table-cell>
          <table:table-cell office:value-type="string" calcext:value-type="string">
            <text:p>Poivre et Sel</text:p>
          </table:table-cell>
          <table:table-cell office:value-type="string" calcext:value-type="string">
            <text:p>pets1</text:p>
          </table:table-cell>
          <table:table-cell office:value-type="string" calcext:value-type="string">
            <text:p>pets5</text:p>
          </table:table-cell>
          <table:table-cell/>
          <table:table-cell office:value-type="string" calcext:value-type="string">
            <text:p>taille </text:p>
          </table:table-cell>
          <table:table-cell office:value-type="string" calcext:value-type="string">
            <text:p>Spickle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C2:.Q2])" office:value-type="float" office:value="23.290609" calcext:value-type="float">
            <text:p>23,290609</text:p>
          </table:table-cell>
          <table:table-cell office:value-type="float" office:value="32.627716" calcext:value-type="float">
            <text:p>32,627716</text:p>
          </table:table-cell>
          <table:table-cell office:value-type="float" office:value="32.593082" calcext:value-type="float">
            <text:p>32,593082</text:p>
          </table:table-cell>
          <table:table-cell office:value-type="float" office:value="29.681702" calcext:value-type="float">
            <text:p>29,681702</text:p>
          </table:table-cell>
          <table:table-cell office:value-type="float" office:value="29.765664" calcext:value-type="float">
            <text:p>29,765664</text:p>
          </table:table-cell>
          <table:table-cell office:value-type="float" office:value="25.773251" calcext:value-type="float">
            <text:p>25,773251</text:p>
          </table:table-cell>
          <table:table-cell office:value-type="float" office:value="24.186319" calcext:value-type="float">
            <text:p>24,186319</text:p>
          </table:table-cell>
          <table:table-cell office:value-type="float" office:value="24.251594" calcext:value-type="float">
            <text:p>24,251594</text:p>
          </table:table-cell>
          <table:table-cell office:value-type="float" office:value="21.983368" calcext:value-type="float">
            <text:p>21,983368</text:p>
          </table:table-cell>
          <table:table-cell office:value-type="float" office:value="21.963813" calcext:value-type="float">
            <text:p>21,963813</text:p>
          </table:table-cell>
          <table:table-cell office:value-type="float" office:value="19.90799" calcext:value-type="float">
            <text:p>19,90799</text:p>
          </table:table-cell>
          <table:table-cell office:value-type="float" office:value="20.039669" calcext:value-type="float">
            <text:p>20,039669</text:p>
          </table:table-cell>
          <table:table-cell office:value-type="float" office:value="15.612165" calcext:value-type="float">
            <text:p>15,612165</text:p>
          </table:table-cell>
          <table:table-cell office:value-type="float" office:value="18.710302" calcext:value-type="float">
            <text:p>18,710302</text:p>
          </table:table-cell>
          <table:table-cell office:value-type="float" office:value="15.054835" calcext:value-type="float">
            <text:p>15,054835</text:p>
          </table:table-cell>
          <table:table-cell office:value-type="float" office:value="17.207665" calcext:value-type="float">
            <text:p>17,207665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U2:.V2])" office:value-type="float" office:value="28.9018675" calcext:value-type="float">
            <text:p>28,9018675</text:p>
          </table:table-cell>
          <table:table-cell office:value-type="float" office:value="33.888738" calcext:value-type="float">
            <text:p>33,888738</text:p>
          </table:table-cell>
          <table:table-cell office:value-type="float" office:value="23.914997" calcext:value-type="float">
            <text:p>23,914997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Z2:.AA2])" office:value-type="float" office:value="19.272986" calcext:value-type="float">
            <text:p>19,272986</text:p>
          </table:table-cell>
          <table:table-cell office:value-type="float" office:value="20.710801" calcext:value-type="float">
            <text:p>20,710801</text:p>
          </table:table-cell>
          <table:table-cell office:value-type="float" office:value="17.835171" calcext:value-type="float">
            <text:p>17,835171</text:p>
          </table:table-cell>
          <table:table-cell office:value-type="float" office:value="13.800129" calcext:value-type="float">
            <text:p>13,800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C3:.Q3])" office:value-type="float" office:value="26.7134354666667" calcext:value-type="float">
            <text:p>26,7134354667</text:p>
          </table:table-cell>
          <table:table-cell office:value-type="float" office:value="35.112079" calcext:value-type="float">
            <text:p>35,112079</text:p>
          </table:table-cell>
          <table:table-cell office:value-type="float" office:value="35.141199" calcext:value-type="float">
            <text:p>35,141199</text:p>
          </table:table-cell>
          <table:table-cell office:value-type="float" office:value="32.692489" calcext:value-type="float">
            <text:p>32,692489</text:p>
          </table:table-cell>
          <table:table-cell office:value-type="float" office:value="32.781036" calcext:value-type="float">
            <text:p>32,781036</text:p>
          </table:table-cell>
          <table:table-cell office:value-type="float" office:value="29.054727" calcext:value-type="float">
            <text:p>29,054727</text:p>
          </table:table-cell>
          <table:table-cell office:value-type="float" office:value="27.655049" calcext:value-type="float">
            <text:p>27,655049</text:p>
          </table:table-cell>
          <table:table-cell office:value-type="float" office:value="27.692276" calcext:value-type="float">
            <text:p>27,692276</text:p>
          </table:table-cell>
          <table:table-cell office:value-type="float" office:value="25.649518" calcext:value-type="float">
            <text:p>25,649518</text:p>
          </table:table-cell>
          <table:table-cell office:value-type="float" office:value="25.570829" calcext:value-type="float">
            <text:p>25,570829</text:p>
          </table:table-cell>
          <table:table-cell office:value-type="float" office:value="23.73884" calcext:value-type="float">
            <text:p>23,73884</text:p>
          </table:table-cell>
          <table:table-cell office:value-type="float" office:value="23.875498" calcext:value-type="float">
            <text:p>23,875498</text:p>
          </table:table-cell>
          <table:table-cell office:value-type="float" office:value="19.803263" calcext:value-type="float">
            <text:p>19,803263</text:p>
          </table:table-cell>
          <table:table-cell office:value-type="float" office:value="22.318841" calcext:value-type="float">
            <text:p>22,318841</text:p>
          </table:table-cell>
          <table:table-cell office:value-type="float" office:value="19.256017" calcext:value-type="float">
            <text:p>19,256017</text:p>
          </table:table-cell>
          <table:table-cell office:value-type="float" office:value="20.359871" calcext:value-type="float">
            <text:p>20,359871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U3:.V3])" office:value-type="float" office:value="29.665669" calcext:value-type="float">
            <text:p>29,665669</text:p>
          </table:table-cell>
          <table:table-cell office:value-type="float" office:value="32.771541" calcext:value-type="float">
            <text:p>32,771541</text:p>
          </table:table-cell>
          <table:table-cell office:value-type="float" office:value="26.559797" calcext:value-type="float">
            <text:p>26,559797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Z3:.AA3])" office:value-type="float" office:value="23.12447" calcext:value-type="float">
            <text:p>23,12447</text:p>
          </table:table-cell>
          <table:table-cell office:value-type="float" office:value="24.473005" calcext:value-type="float">
            <text:p>24,473005</text:p>
          </table:table-cell>
          <table:table-cell office:value-type="float" office:value="21.775935" calcext:value-type="float">
            <text:p>21,775935</text:p>
          </table:table-cell>
          <table:table-cell office:value-type="float" office:value="17.858086" calcext:value-type="float">
            <text:p>17,858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AVERAGE([.C4:.Q4])" office:value-type="float" office:value="27.2578164666667" calcext:value-type="float">
            <text:p>27,2578164667</text:p>
          </table:table-cell>
          <table:table-cell office:value-type="float" office:value="35.006837" calcext:value-type="float">
            <text:p>35,006837</text:p>
          </table:table-cell>
          <table:table-cell office:value-type="float" office:value="35.057766" calcext:value-type="float">
            <text:p>35,057766</text:p>
          </table:table-cell>
          <table:table-cell office:value-type="float" office:value="32.820125" calcext:value-type="float">
            <text:p>32,820125</text:p>
          </table:table-cell>
          <table:table-cell office:value-type="float" office:value="32.88347" calcext:value-type="float">
            <text:p>32,88347</text:p>
          </table:table-cell>
          <table:table-cell office:value-type="float" office:value="29.400134" calcext:value-type="float">
            <text:p>29,400134</text:p>
          </table:table-cell>
          <table:table-cell office:value-type="float" office:value="28.18385" calcext:value-type="float">
            <text:p>28,18385</text:p>
          </table:table-cell>
          <table:table-cell office:value-type="float" office:value="28.184548" calcext:value-type="float">
            <text:p>28,184548</text:p>
          </table:table-cell>
          <table:table-cell office:value-type="float" office:value="26.233561" calcext:value-type="float">
            <text:p>26,233561</text:p>
          </table:table-cell>
          <table:table-cell office:value-type="float" office:value="26.225408" calcext:value-type="float">
            <text:p>26,225408</text:p>
          </table:table-cell>
          <table:table-cell office:value-type="float" office:value="24.550328" calcext:value-type="float">
            <text:p>24,550328</text:p>
          </table:table-cell>
          <table:table-cell office:value-type="float" office:value="24.672537" calcext:value-type="float">
            <text:p>24,672537</text:p>
          </table:table-cell>
          <table:table-cell office:value-type="float" office:value="21.00616" calcext:value-type="float">
            <text:p>21,00616</text:p>
          </table:table-cell>
          <table:table-cell office:value-type="float" office:value="23.008443" calcext:value-type="float">
            <text:p>23,008443</text:p>
          </table:table-cell>
          <table:table-cell office:value-type="float" office:value="20.566993" calcext:value-type="float">
            <text:p>20,566993</text:p>
          </table:table-cell>
          <table:table-cell office:value-type="float" office:value="21.067087" calcext:value-type="float">
            <text:p>21,067087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4:.V4])" office:value-type="float" office:value="28.0085955" calcext:value-type="float">
            <text:p>28,0085955</text:p>
          </table:table-cell>
          <table:table-cell office:value-type="float" office:value="30.902252" calcext:value-type="float">
            <text:p>30,902252</text:p>
          </table:table-cell>
          <table:table-cell office:value-type="float" office:value="25.114939" calcext:value-type="float">
            <text:p>25,114939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Z4:.AA4])" office:value-type="float" office:value="24.5287075" calcext:value-type="float">
            <text:p>24,5287075</text:p>
          </table:table-cell>
          <table:table-cell office:value-type="float" office:value="25.729656" calcext:value-type="float">
            <text:p>25,729656</text:p>
          </table:table-cell>
          <table:table-cell office:value-type="float" office:value="23.327759" calcext:value-type="float">
            <text:p>23,327759</text:p>
          </table:table-cell>
          <table:table-cell office:value-type="float" office:value="19.694216" calcext:value-type="float">
            <text:p>19,694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C5:.Q5])" office:value-type="float" office:value="26.8992268666667" calcext:value-type="float">
            <text:p>26,8992268667</text:p>
          </table:table-cell>
          <table:table-cell office:value-type="float" office:value="34.167478" calcext:value-type="float">
            <text:p>34,167478</text:p>
          </table:table-cell>
          <table:table-cell office:value-type="float" office:value="34.271916" calcext:value-type="float">
            <text:p>34,271916</text:p>
          </table:table-cell>
          <table:table-cell office:value-type="float" office:value="32.168105" calcext:value-type="float">
            <text:p>32,168105</text:p>
          </table:table-cell>
          <table:table-cell office:value-type="float" office:value="32.22072" calcext:value-type="float">
            <text:p>32,22072</text:p>
          </table:table-cell>
          <table:table-cell office:value-type="float" office:value="28.949342" calcext:value-type="float">
            <text:p>28,949342</text:p>
          </table:table-cell>
          <table:table-cell office:value-type="float" office:value="27.801339" calcext:value-type="float">
            <text:p>27,801339</text:p>
          </table:table-cell>
          <table:table-cell office:value-type="float" office:value="27.790217" calcext:value-type="float">
            <text:p>27,790217</text:p>
          </table:table-cell>
          <table:table-cell office:value-type="float" office:value="25.893847" calcext:value-type="float">
            <text:p>25,893847</text:p>
          </table:table-cell>
          <table:table-cell office:value-type="float" office:value="25.931622" calcext:value-type="float">
            <text:p>25,931622</text:p>
          </table:table-cell>
          <table:table-cell office:value-type="float" office:value="24.364987" calcext:value-type="float">
            <text:p>24,364987</text:p>
          </table:table-cell>
          <table:table-cell office:value-type="float" office:value="24.448192" calcext:value-type="float">
            <text:p>24,448192</text:p>
          </table:table-cell>
          <table:table-cell office:value-type="float" office:value="21.047137" calcext:value-type="float">
            <text:p>21,047137</text:p>
          </table:table-cell>
          <table:table-cell office:value-type="float" office:value="22.818192" calcext:value-type="float">
            <text:p>22,818192</text:p>
          </table:table-cell>
          <table:table-cell office:value-type="float" office:value="20.676322" calcext:value-type="float">
            <text:p>20,676322</text:p>
          </table:table-cell>
          <table:table-cell office:value-type="float" office:value="20.938987" calcext:value-type="float">
            <text:p>20,938987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U5:.V5])" office:value-type="float" office:value="26.860977" calcext:value-type="float">
            <text:p>26,860977</text:p>
          </table:table-cell>
          <table:table-cell office:value-type="float" office:value="29.69403" calcext:value-type="float">
            <text:p>29,69403</text:p>
          </table:table-cell>
          <table:table-cell office:value-type="float" office:value="24.027924" calcext:value-type="float">
            <text:p>24,027924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Z5:.AA5])" office:value-type="float" office:value="24.7925685" calcext:value-type="float">
            <text:p>24,7925685</text:p>
          </table:table-cell>
          <table:table-cell office:value-type="float" office:value="25.893242" calcext:value-type="float">
            <text:p>25,893242</text:p>
          </table:table-cell>
          <table:table-cell office:value-type="float" office:value="23.691895" calcext:value-type="float">
            <text:p>23,691895</text:p>
          </table:table-cell>
          <table:table-cell office:value-type="float" office:value="20.268589" calcext:value-type="float">
            <text:p>20,2685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.C6:.Q6])" office:value-type="float" office:value="26.3046664" calcext:value-type="float">
            <text:p>26,3046664</text:p>
          </table:table-cell>
          <table:table-cell office:value-type="float" office:value="33.252805" calcext:value-type="float">
            <text:p>33,252805</text:p>
          </table:table-cell>
          <table:table-cell office:value-type="float" office:value="33.349241" calcext:value-type="float">
            <text:p>33,349241</text:p>
          </table:table-cell>
          <table:table-cell office:value-type="float" office:value="31.392069" calcext:value-type="float">
            <text:p>31,392069</text:p>
          </table:table-cell>
          <table:table-cell office:value-type="float" office:value="31.478728" calcext:value-type="float">
            <text:p>31,478728</text:p>
          </table:table-cell>
          <table:table-cell office:value-type="float" office:value="28.285488" calcext:value-type="float">
            <text:p>28,285488</text:p>
          </table:table-cell>
          <table:table-cell office:value-type="float" office:value="27.183137" calcext:value-type="float">
            <text:p>27,183137</text:p>
          </table:table-cell>
          <table:table-cell office:value-type="float" office:value="27.192016" calcext:value-type="float">
            <text:p>27,192016</text:p>
          </table:table-cell>
          <table:table-cell office:value-type="float" office:value="25.379487" calcext:value-type="float">
            <text:p>25,379487</text:p>
          </table:table-cell>
          <table:table-cell office:value-type="float" office:value="25.378947" calcext:value-type="float">
            <text:p>25,378947</text:p>
          </table:table-cell>
          <table:table-cell office:value-type="float" office:value="23.825669" calcext:value-type="float">
            <text:p>23,825669</text:p>
          </table:table-cell>
          <table:table-cell office:value-type="float" office:value="23.908664" calcext:value-type="float">
            <text:p>23,908664</text:p>
          </table:table-cell>
          <table:table-cell office:value-type="float" office:value="20.665645" calcext:value-type="float">
            <text:p>20,665645</text:p>
          </table:table-cell>
          <table:table-cell office:value-type="float" office:value="22.372025" calcext:value-type="float">
            <text:p>22,372025</text:p>
          </table:table-cell>
          <table:table-cell office:value-type="float" office:value="20.340209" calcext:value-type="float">
            <text:p>20,340209</text:p>
          </table:table-cell>
          <table:table-cell office:value-type="float" office:value="20.565866" calcext:value-type="float">
            <text:p>20,565866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U6:.V6])" office:value-type="float" office:value="25.979728" calcext:value-type="float">
            <text:p>25,979728</text:p>
          </table:table-cell>
          <table:table-cell office:value-type="float" office:value="28.765201" calcext:value-type="float">
            <text:p>28,765201</text:p>
          </table:table-cell>
          <table:table-cell office:value-type="float" office:value="23.194255" calcext:value-type="float">
            <text:p>23,194255</text:p>
          </table:table-cell>
          <table:table-cell/>
          <table:table-cell office:value-type="float" office:value="5" calcext:value-type="float">
            <text:p>5</text:p>
          </table:table-cell>
          <table:table-cell table:formula="of:=AVERAGE([.Z6:.AA6])" office:value-type="float" office:value="24.5943215" calcext:value-type="float">
            <text:p>24,5943215</text:p>
          </table:table-cell>
          <table:table-cell office:value-type="float" office:value="25.636491" calcext:value-type="float">
            <text:p>25,636491</text:p>
          </table:table-cell>
          <table:table-cell office:value-type="float" office:value="23.552152" calcext:value-type="float">
            <text:p>23,552152</text:p>
          </table:table-cell>
          <table:table-cell office:value-type="float" office:value="20.25326" calcext:value-type="float">
            <text:p>20,253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AVERAGE([.C7:.Q7])" office:value-type="float" office:value="25.689074" calcext:value-type="float">
            <text:p>25,689074</text:p>
          </table:table-cell>
          <table:table-cell office:value-type="float" office:value="32.372076" calcext:value-type="float">
            <text:p>32,372076</text:p>
          </table:table-cell>
          <table:table-cell office:value-type="float" office:value="32.452626" calcext:value-type="float">
            <text:p>32,452626</text:p>
          </table:table-cell>
          <table:table-cell office:value-type="float" office:value="30.668588" calcext:value-type="float">
            <text:p>30,668588</text:p>
          </table:table-cell>
          <table:table-cell office:value-type="float" office:value="30.721229" calcext:value-type="float">
            <text:p>30,721229</text:p>
          </table:table-cell>
          <table:table-cell office:value-type="float" office:value="27.641587" calcext:value-type="float">
            <text:p>27,641587</text:p>
          </table:table-cell>
          <table:table-cell office:value-type="float" office:value="26.580611" calcext:value-type="float">
            <text:p>26,580611</text:p>
          </table:table-cell>
          <table:table-cell office:value-type="float" office:value="26.587985" calcext:value-type="float">
            <text:p>26,587985</text:p>
          </table:table-cell>
          <table:table-cell office:value-type="float" office:value="24.82313" calcext:value-type="float">
            <text:p>24,82313</text:p>
          </table:table-cell>
          <table:table-cell office:value-type="float" office:value="24.844312" calcext:value-type="float">
            <text:p>24,844312</text:p>
          </table:table-cell>
          <table:table-cell office:value-type="float" office:value="23.256479" calcext:value-type="float">
            <text:p>23,256479</text:p>
          </table:table-cell>
          <table:table-cell office:value-type="float" office:value="23.338258" calcext:value-type="float">
            <text:p>23,338258</text:p>
          </table:table-cell>
          <table:table-cell office:value-type="float" office:value="20.211803" calcext:value-type="float">
            <text:p>20,211803</text:p>
          </table:table-cell>
          <table:table-cell office:value-type="float" office:value="21.826861" calcext:value-type="float">
            <text:p>21,826861</text:p>
          </table:table-cell>
          <table:table-cell office:value-type="float" office:value="19.849169" calcext:value-type="float">
            <text:p>19,849169</text:p>
          </table:table-cell>
          <table:table-cell office:value-type="float" office:value="20.161396" calcext:value-type="float">
            <text:p>20,161396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U7:.V7])" office:value-type="float" office:value="25.1489375" calcext:value-type="float">
            <text:p>25,1489375</text:p>
          </table:table-cell>
          <table:table-cell office:value-type="float" office:value="27.910404" calcext:value-type="float">
            <text:p>27,910404</text:p>
          </table:table-cell>
          <table:table-cell office:value-type="float" office:value="22.387471" calcext:value-type="float">
            <text:p>22,387471</text:p>
          </table:table-cell>
          <table:table-cell/>
          <table:table-cell office:value-type="float" office:value="6" calcext:value-type="float">
            <text:p>6</text:p>
          </table:table-cell>
          <table:table-cell table:formula="of:=AVERAGE([.Z7:.AA7])" office:value-type="float" office:value="24.212481" calcext:value-type="float">
            <text:p>24,212481</text:p>
          </table:table-cell>
          <table:table-cell office:value-type="float" office:value="25.224456" calcext:value-type="float">
            <text:p>25,224456</text:p>
          </table:table-cell>
          <table:table-cell office:value-type="float" office:value="23.200506" calcext:value-type="float">
            <text:p>23,200506</text:p>
          </table:table-cell>
          <table:table-cell office:value-type="float" office:value="19.997894" calcext:value-type="float">
            <text:p>19,9978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C8:.Q8])" office:value-type="float" office:value="23.6157034666667" calcext:value-type="float">
            <text:p>23,6157034667</text:p>
          </table:table-cell>
          <table:table-cell office:value-type="float" office:value="29.476988" calcext:value-type="float">
            <text:p>29,476988</text:p>
          </table:table-cell>
          <table:table-cell office:value-type="float" office:value="29.514671" calcext:value-type="float">
            <text:p>29,514671</text:p>
          </table:table-cell>
          <table:table-cell office:value-type="float" office:value="28.210275" calcext:value-type="float">
            <text:p>28,210275</text:p>
          </table:table-cell>
          <table:table-cell office:value-type="float" office:value="28.274541" calcext:value-type="float">
            <text:p>28,274541</text:p>
          </table:table-cell>
          <table:table-cell office:value-type="float" office:value="25.597621" calcext:value-type="float">
            <text:p>25,597621</text:p>
          </table:table-cell>
          <table:table-cell office:value-type="float" office:value="24.612719" calcext:value-type="float">
            <text:p>24,612719</text:p>
          </table:table-cell>
          <table:table-cell office:value-type="float" office:value="24.600378" calcext:value-type="float">
            <text:p>24,600378</text:p>
          </table:table-cell>
          <table:table-cell office:value-type="float" office:value="22.888318" calcext:value-type="float">
            <text:p>22,888318</text:p>
          </table:table-cell>
          <table:table-cell office:value-type="float" office:value="22.907501" calcext:value-type="float">
            <text:p>22,907501</text:p>
          </table:table-cell>
          <table:table-cell office:value-type="float" office:value="21.395571" calcext:value-type="float">
            <text:p>21,395571</text:p>
          </table:table-cell>
          <table:table-cell office:value-type="float" office:value="21.462177" calcext:value-type="float">
            <text:p>21,462177</text:p>
          </table:table-cell>
          <table:table-cell office:value-type="float" office:value="18.445049" calcext:value-type="float">
            <text:p>18,445049</text:p>
          </table:table-cell>
          <table:table-cell office:value-type="float" office:value="20.091109" calcext:value-type="float">
            <text:p>20,091109</text:p>
          </table:table-cell>
          <table:table-cell office:value-type="float" office:value="18.088767" calcext:value-type="float">
            <text:p>18,088767</text:p>
          </table:table-cell>
          <table:table-cell office:value-type="float" office:value="18.669867" calcext:value-type="float">
            <text:p>18,669867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8:.V8])" office:value-type="float" office:value="22.729443" calcext:value-type="float">
            <text:p>22,729443</text:p>
          </table:table-cell>
          <table:table-cell office:value-type="float" office:value="25.285465" calcext:value-type="float">
            <text:p>25,285465</text:p>
          </table:table-cell>
          <table:table-cell office:value-type="float" office:value="20.173421" calcext:value-type="float">
            <text:p>20,17342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Z8:.AA8])" office:value-type="float" office:value="22.582066" calcext:value-type="float">
            <text:p>22,582066</text:p>
          </table:table-cell>
          <table:table-cell office:value-type="float" office:value="23.534379" calcext:value-type="float">
            <text:p>23,534379</text:p>
          </table:table-cell>
          <table:table-cell office:value-type="float" office:value="21.629753" calcext:value-type="float">
            <text:p>21,629753</text:p>
          </table:table-cell>
          <table:table-cell office:value-type="float" office:value="18.605109" calcext:value-type="float">
            <text:p>18,605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.C9:.Q9])" office:value-type="float" office:value="21.7682493333333" calcext:value-type="float">
            <text:p>21,7682493333</text:p>
          </table:table-cell>
          <table:table-cell office:value-type="float" office:value="26.932418" calcext:value-type="float">
            <text:p>26,932418</text:p>
          </table:table-cell>
          <table:table-cell office:value-type="float" office:value="26.906276" calcext:value-type="float">
            <text:p>26,906276</text:p>
          </table:table-cell>
          <table:table-cell office:value-type="float" office:value="26.036166" calcext:value-type="float">
            <text:p>26,036166</text:p>
          </table:table-cell>
          <table:table-cell office:value-type="float" office:value="26.08457" calcext:value-type="float">
            <text:p>26,08457</text:p>
          </table:table-cell>
          <table:table-cell office:value-type="float" office:value="23.827073" calcext:value-type="float">
            <text:p>23,827073</text:p>
          </table:table-cell>
          <table:table-cell office:value-type="float" office:value="22.866252" calcext:value-type="float">
            <text:p>22,866252</text:p>
          </table:table-cell>
          <table:table-cell office:value-type="float" office:value="22.858411" calcext:value-type="float">
            <text:p>22,858411</text:p>
          </table:table-cell>
          <table:table-cell office:value-type="float" office:value="21.264963" calcext:value-type="float">
            <text:p>21,264963</text:p>
          </table:table-cell>
          <table:table-cell office:value-type="float" office:value="21.201654" calcext:value-type="float">
            <text:p>21,201654</text:p>
          </table:table-cell>
          <table:table-cell office:value-type="float" office:value="19.741235" calcext:value-type="float">
            <text:p>19,741235</text:p>
          </table:table-cell>
          <table:table-cell office:value-type="float" office:value="19.772385" calcext:value-type="float">
            <text:p>19,772385</text:p>
          </table:table-cell>
          <table:table-cell office:value-type="float" office:value="16.824454" calcext:value-type="float">
            <text:p>16,824454</text:p>
          </table:table-cell>
          <table:table-cell office:value-type="float" office:value="18.477117" calcext:value-type="float">
            <text:p>18,477117</text:p>
          </table:table-cell>
          <table:table-cell office:value-type="float" office:value="16.47023" calcext:value-type="float">
            <text:p>16,47023</text:p>
          </table:table-cell>
          <table:table-cell office:value-type="float" office:value="17.260536" calcext:value-type="float">
            <text:p>17,26053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[.U9:.V9])" office:value-type="float" office:value="20.7052845" calcext:value-type="float">
            <text:p>20,7052845</text:p>
          </table:table-cell>
          <table:table-cell office:value-type="float" office:value="23.106377" calcext:value-type="float">
            <text:p>23,106377</text:p>
          </table:table-cell>
          <table:table-cell office:value-type="float" office:value="18.304192" calcext:value-type="float">
            <text:p>18,30419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AVERAGE([.Z9:.AA9])" office:value-type="float" office:value="20.997237" calcext:value-type="float">
            <text:p>20,997237</text:p>
          </table:table-cell>
          <table:table-cell office:value-type="float" office:value="21.911099" calcext:value-type="float">
            <text:p>21,911099</text:p>
          </table:table-cell>
          <table:table-cell office:value-type="float" office:value="20.083375" calcext:value-type="float">
            <text:p>20,083375</text:p>
          </table:table-cell>
          <table:table-cell office:value-type="float" office:value="17.090844" calcext:value-type="float">
            <text:p>17,090844</text:p>
          </table:table-cell>
        </table:table-row>
      </table:table>
      <table:table table:name="Feuille2" table:style-name="ta1">
        <table:shapes>
          <draw:frame draw:z-index="0" draw:style-name="gr1" draw:text-style-name="P1" svg:width="159.99mm" svg:height="89.99mm" svg:x="192.65mm" svg:y="17.99mm">
            <loext:p draw:notify-on-update-of-ranges="Feuille2.A2:Feuille2.A2 Feuille2.A3:Feuille2.A9 Feuille2.B2:Feuille2.B2 Feuille2.B3:Feuille2.B9 Feuille2.C2:Feuille2.C2 Feuille2.C3:Feuille2.C9 Feuille2.D2:Feuille2.D2 Feuille2.D3:Feuille2.D9 Feuille2.E2:Feuille2.E2 Feuille2.E3:Feuille2.E9 Feuille2.F2:Feuille2.F2 Feuille2.F3:Feuille2.F9 Feuille2.G2:Feuille2.G2 Feuille2.G3:Feuille2.G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18.62mm" svg:y="42.61mm">
            <loext:p draw:notify-on-update-of-ranges="Feuille2.A13:Feuille2.B13 Feuille2.A14:Feuille2.B19 Feuille2.C13:Feuille2.C13 Feuille2.C14:Feuille2.C19 Feuille2.D13:Feuille2.D13 Feuille2.D14:Feuille2.D19 Feuille2.E13:Feuille2.E13 Feuille2.E14:Feuille2.E19 Feuille2.F13:Feuille2.F13 Feuille2.F14:Feuille2.F19 Feuille2.G13:Feuille2.G13 Feuille2.G14:Feuille2.G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formes2bb30</text:p>
          </table:table-cell>
          <table:table-cell/>
          <table:table-cell office:value-type="string" calcext:value-type="string">
            <text:p>Sigma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.635131" calcext:value-type="float">
            <text:p>18,635131</text:p>
          </table:table-cell>
          <table:table-cell office:value-type="float" office:value="18.703301" calcext:value-type="float">
            <text:p>18,703301</text:p>
          </table:table-cell>
          <table:table-cell office:value-type="float" office:value="18.725353" calcext:value-type="float">
            <text:p>18,725353</text:p>
          </table:table-cell>
          <table:table-cell office:value-type="float" office:value="18.730706" calcext:value-type="float">
            <text:p>18,730706</text:p>
          </table:table-cell>
          <table:table-cell office:value-type="float" office:value="18.731167" calcext:value-type="float">
            <text:p>18,731167</text:p>
          </table:table-cell>
          <table:table-cell office:value-type="float" office:value="18.726797" calcext:value-type="float">
            <text:p>18,7267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655645" calcext:value-type="float">
            <text:p>18,655645</text:p>
          </table:table-cell>
          <table:table-cell office:value-type="float" office:value="31.298173" calcext:value-type="float">
            <text:p>31,298173</text:p>
          </table:table-cell>
          <table:table-cell office:value-type="float" office:value="30.07335" calcext:value-type="float">
            <text:p>30,07335</text:p>
          </table:table-cell>
          <table:table-cell office:value-type="float" office:value="28.859554" calcext:value-type="float">
            <text:p>28,859554</text:p>
          </table:table-cell>
          <table:table-cell office:value-type="float" office:value="27.404814" calcext:value-type="float">
            <text:p>27,404814</text:p>
          </table:table-cell>
          <table:table-cell office:value-type="float" office:value="25.551981" calcext:value-type="float">
            <text:p>25,5519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894601" calcext:value-type="float">
            <text:p>18,894601</text:p>
          </table:table-cell>
          <table:table-cell office:value-type="float" office:value="19.294525" calcext:value-type="float">
            <text:p>19,294525</text:p>
          </table:table-cell>
          <table:table-cell office:value-type="float" office:value="19.3725" calcext:value-type="float">
            <text:p>19,3725</text:p>
          </table:table-cell>
          <table:table-cell office:value-type="float" office:value="19.385842" calcext:value-type="float">
            <text:p>19,385842</text:p>
          </table:table-cell>
          <table:table-cell office:value-type="float" office:value="19.375266" calcext:value-type="float">
            <text:p>19,375266</text:p>
          </table:table-cell>
          <table:table-cell office:value-type="float" office:value="19.341589" calcext:value-type="float">
            <text:p>19,3415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039514" calcext:value-type="float">
            <text:p>20,039514</text:p>
          </table:table-cell>
          <table:table-cell office:value-type="float" office:value="21.264866" calcext:value-type="float">
            <text:p>21,264866</text:p>
          </table:table-cell>
          <table:table-cell office:value-type="float" office:value="21.390691" calcext:value-type="float">
            <text:p>21,390691</text:p>
          </table:table-cell>
          <table:table-cell office:value-type="float" office:value="21.3653" calcext:value-type="float">
            <text:p>21,3653</text:p>
          </table:table-cell>
          <table:table-cell office:value-type="float" office:value="21.273286" calcext:value-type="float">
            <text:p>21,273286</text:p>
          </table:table-cell>
          <table:table-cell office:value-type="float" office:value="21.110808" calcext:value-type="float">
            <text:p>21,1108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4.856264" calcext:value-type="float">
            <text:p>24,856264</text:p>
          </table:table-cell>
          <table:table-cell office:value-type="float" office:value="28.101434" calcext:value-type="float">
            <text:p>28,101434</text:p>
          </table:table-cell>
          <table:table-cell office:value-type="float" office:value="27.924591" calcext:value-type="float">
            <text:p>27,924591</text:p>
          </table:table-cell>
          <table:table-cell office:value-type="float" office:value="27.47163" calcext:value-type="float">
            <text:p>27,47163</text:p>
          </table:table-cell>
          <table:table-cell office:value-type="float" office:value="26.784204" calcext:value-type="float">
            <text:p>26,784204</text:p>
          </table:table-cell>
          <table:table-cell office:value-type="float" office:value="25.764887" calcext:value-type="float">
            <text:p>25,7648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.942667" calcext:value-type="float">
            <text:p>25,942667</text:p>
          </table:table-cell>
          <table:table-cell office:value-type="float" office:value="29.5059" calcext:value-type="float">
            <text:p>29,5059</text:p>
          </table:table-cell>
          <table:table-cell office:value-type="float" office:value="29.099746" calcext:value-type="float">
            <text:p>29,099746</text:p>
          </table:table-cell>
          <table:table-cell office:value-type="float" office:value="28.430093" calcext:value-type="float">
            <text:p>28,430093</text:p>
          </table:table-cell>
          <table:table-cell office:value-type="float" office:value="27.48362" calcext:value-type="float">
            <text:p>27,48362</text:p>
          </table:table-cell>
          <table:table-cell office:value-type="float" office:value="26.142689" calcext:value-type="float">
            <text:p>26,1426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7.904346" calcext:value-type="float">
            <text:p>27,904346</text:p>
          </table:table-cell>
          <table:table-cell office:value-type="float" office:value="31.298173" calcext:value-type="float">
            <text:p>31,298173</text:p>
          </table:table-cell>
          <table:table-cell office:value-type="float" office:value="30.07335" calcext:value-type="float">
            <text:p>30,07335</text:p>
          </table:table-cell>
          <table:table-cell office:value-type="float" office:value="28.859554" calcext:value-type="float">
            <text:p>28,859554</text:p>
          </table:table-cell>
          <table:table-cell office:value-type="float" office:value="27.404814" calcext:value-type="float">
            <text:p>27,404814</text:p>
          </table:table-cell>
          <table:table-cell office:value-type="float" office:value="25.551981" calcext:value-type="float">
            <text:p>25,55198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ets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.694931" calcext:value-type="float">
            <text:p>21,694931</text:p>
          </table:table-cell>
          <table:table-cell office:value-type="float" office:value="22.004683" calcext:value-type="float">
            <text:p>22,004683</text:p>
          </table:table-cell>
          <table:table-cell office:value-type="float" office:value="21.926298" calcext:value-type="float">
            <text:p>21,926298</text:p>
          </table:table-cell>
          <table:table-cell office:value-type="float" office:value="21.668428" calcext:value-type="float">
            <text:p>21,668428</text:p>
          </table:table-cell>
          <table:table-cell office:value-type="float" office:value="21.178046" calcext:value-type="float">
            <text:p>21,1780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5" office:value-type="float" office:value="12.310451" calcext:value-type="float">
            <text:p>12,31045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number-columns-repeated="3" office:value-type="float" office:value="12.310451" calcext:value-type="float">
            <text:p>12,310451</text:p>
          </table:table-cell>
          <table:table-cell office:value-type="float" office:value="12.31045" calcext:value-type="float">
            <text:p>12,31045</text:p>
          </table:table-cell>
          <table:table-cell office:value-type="float" office:value="12.310449" calcext:value-type="float">
            <text:p>12,3104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13.704026" calcext:value-type="float">
            <text:p>13,704026</text:p>
          </table:table-cell>
          <table:table-cell office:value-type="float" office:value="13.831753" calcext:value-type="float">
            <text:p>13,831753</text:p>
          </table:table-cell>
          <table:table-cell office:value-type="float" office:value="13.914186" calcext:value-type="float">
            <text:p>13,914186</text:p>
          </table:table-cell>
          <table:table-cell office:value-type="float" office:value="14.015935" calcext:value-type="float">
            <text:p>14,015935</text:p>
          </table:table-cell>
          <table:table-cell office:value-type="float" office:value="14.146299" calcext:value-type="float">
            <text:p>14,14629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15.032456" calcext:value-type="float">
            <text:p>15,032456</text:p>
          </table:table-cell>
          <table:table-cell office:value-type="float" office:value="15.240845" calcext:value-type="float">
            <text:p>15,240845</text:p>
          </table:table-cell>
          <table:table-cell office:value-type="float" office:value="15.352101" calcext:value-type="float">
            <text:p>15,352101</text:p>
          </table:table-cell>
          <table:table-cell office:value-type="float" office:value="15.472999" calcext:value-type="float">
            <text:p>15,472999</text:p>
          </table:table-cell>
          <table:table-cell office:value-type="float" office:value="15.607309" calcext:value-type="float">
            <text:p>15,6073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1.69493" calcext:value-type="float">
            <text:p>21,69493</text:p>
          </table:table-cell>
          <table:table-cell office:value-type="float" office:value="22.004683" calcext:value-type="float">
            <text:p>22,004683</text:p>
          </table:table-cell>
          <table:table-cell office:value-type="float" office:value="21.926298" calcext:value-type="float">
            <text:p>21,926298</text:p>
          </table:table-cell>
          <table:table-cell office:value-type="float" office:value="21.668428" calcext:value-type="float">
            <text:p>21,668428</text:p>
          </table:table-cell>
          <table:table-cell office:value-type="float" office:value="21.178046" calcext:value-type="float">
            <text:p>21,178046</text:p>
          </table:table-cell>
        </table:table-row>
      </table:table>
      <table:table table:name="Feuille3" table:style-name="ta1">
        <table:shapes>
          <draw:frame draw:z-index="0" draw:style-name="gr1" draw:text-style-name="P1" svg:width="159.99mm" svg:height="89.99mm" svg:x="68.74mm" svg:y="5.51mm">
            <loext:p draw:notify-on-update-of-ranges="Feuille3.A2:Feuille3.A2 Feuille3.A3:Feuille3.A4 Feuille3.B2:Feuille3.B2 Feuille3.B3:Feuille3.B4 Feuille3.C2:Feuille3.C2 Feuille3.C3:Feuille3.C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b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6232" calcext:value-type="float">
            <text:p>18,6232</text:p>
          </table:table-cell>
          <table:table-cell office:value-type="float" office:value="18.629207" calcext:value-type="float">
            <text:p>18,629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.644003" calcext:value-type="float">
            <text:p>18,644003</text:p>
          </table:table-cell>
          <table:table-cell office:value-type="float" office:value="18.658511" calcext:value-type="float">
            <text:p>18,6585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 style:data-style-name="N2" text:time-value="14:33:42.9304808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0:53:29.191006613</meta:creation-date>
    <dc:date>2017-04-27T16:14:57.681535950</dc:date>
    <meta:editing-duration>PT25M11S</meta:editing-duration>
    <meta:editing-cycles>4</meta:editing-cycles>
    <meta:generator>LibreOffice/5.1.6.2$Linux_X86_64 LibreOffice_project/10m0$Build-2</meta:generator>
    <meta:document-statistic meta:table-count="3" meta:cell-count="34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scatter" chart:style-name="ch1">
        <chart:title svg:x="7.686cm" svg:y="0.316cm" chart:style-name="ch2">
          <text:p>bb</text:p>
        </chart:title>
        <chart:plot-area chart:style-name="ch3" table:cell-range-address="evalMedian.A2:evalMedian.B9" svg:x="1.331cm" svg:y="1.275cm" svg:width="14.364cm" svg:height="6.57cm">
          <chartooo:coordinate-region svg:x="1.952cm" svg:y="1.474cm" svg:width="13.556cm" svg:height="5.724cm"/>
          <chart:axis chart:dimension="x" chart:name="primary-x" chart:style-name="ch4">
            <chart:title svg:x="7.12cm" svg:y="8.025cm" chart:style-name="ch5">
              <text:p>Demi taille du filtre</text:p>
            </chart:title>
            <chart:grid chart:style-name="ch6" chart:class="major"/>
          </chart:axis>
          <chart:axis chart:dimension="y" chart:name="primary-y" chart:style-name="ch4">
            <chart:title svg:x="0.451cm" svg:y="5.067cm" chart:style-name="ch7">
              <text:p>PSNR</text:p>
            </chart:title>
            <chart:grid chart:style-name="ch6" chart:class="major"/>
          </chart:axis>
          <chart:series chart:style-name="ch8" chart:values-cell-range-address="evalMedian.B2:evalMedian.B9" chart:class="chart:scatter">
            <chart:domain table:cell-range-address="evalMedian.A2:evalMedian.A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alMedian.A2:evalMedian.A9</svg:desc>
                </draw:g>
              </table:table-cell>
              <table:table-cell office:value-type="float" office:value="23.290609">
                <text:p>23.290609</text:p>
                <draw:g>
                  <svg:desc>evalMedian.B2:evalMedian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.7134354666667">
                <text:p>26.7134354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7.2578164666667">
                <text:p>27.2578164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.8992268666667">
                <text:p>26.8992268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.3046664">
                <text:p>26.3046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.689074">
                <text:p>25.689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3.6157034666667">
                <text:p>23.6157034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1.7682493333333">
                <text:p>21.768249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scatter" chart:style-name="ch1">
        <chart:title svg:x="6.984cm" svg:y="0.316cm" chart:style-name="ch2">
          <text:p>bruit pets</text:p>
        </chart:title>
        <chart:plot-area chart:style-name="ch3" table:cell-range-address="evalMedian.S2:evalMedian.T9" svg:x="1.33cm" svg:y="1.275cm" svg:width="14.338cm" svg:height="6.569cm">
          <chartooo:coordinate-region svg:x="1.951cm" svg:y="1.474cm" svg:width="13.53cm" svg:height="5.723cm"/>
          <chart:axis chart:dimension="x" chart:name="primary-x" chart:style-name="ch4">
            <chart:title svg:x="7.106cm" svg:y="8.024cm" chart:style-name="ch5">
              <text:p>Demi taille du filtre</text:p>
            </chart:title>
            <chart:grid chart:style-name="ch6" chart:class="major"/>
          </chart:axis>
          <chart:axis chart:dimension="y" chart:name="primary-y" chart:style-name="ch4">
            <chart:title svg:x="0.451cm" svg:y="5.066cm" chart:style-name="ch7">
              <text:p>PSNR</text:p>
            </chart:title>
            <chart:grid chart:style-name="ch6" chart:class="major"/>
          </chart:axis>
          <chart:series chart:style-name="ch8" chart:values-cell-range-address="evalMedian.T2:evalMedian.T9" chart:class="chart:scatter">
            <chart:domain table:cell-range-address="evalMedian.S2:evalMedian.S9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S</text:p>
              </table:table-cell>
              <table:table-cell office:value-type="string">
                <text:p>Colonn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valMedian.S2:evalMedian.S9</svg:desc>
                </draw:g>
              </table:table-cell>
              <table:table-cell office:value-type="float" office:value="28.9018675">
                <text:p>28.9018675</text:p>
                <draw:g>
                  <svg:desc>evalMedian.T2:evalMedian.T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9.665669">
                <text:p>29.6656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.0085955">
                <text:p>28.00859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6.860977">
                <text:p>26.860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979728">
                <text:p>25.9797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.1489375">
                <text:p>25.148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22.729443">
                <text:p>22.729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20.7052845">
                <text:p>20.70528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471cm" svg:y="3.952cm" style:legend-expansion="high" chart:style-name="ch2"/>
        <chart:plot-area chart:style-name="ch3" table:cell-range-address="Feuille3.A2:Feuille3.C4" chart:data-source-has-labels="both" svg:x="0.32cm" svg:y="0.18cm" svg:width="13.831cm" svg:height="8.64cm">
          <chartooo:coordinate-region svg:x="1.418cm" svg:y="0.379cm" svg:width="12.639cm" svg:height="7.794cm"/>
          <chart:axis chart:dimension="x" chart:name="primary-x" chart:style-name="ch4" chartooo:axis-type="auto">
            <chartooo:date-scale/>
            <chart:categories table:cell-range-address="Feuille3.A3:Feuille3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3.B3:Feuille3.B4" chart:label-cell-address="Feuille3.B2:Feuille3.B2" chart:class="chart:line">
            <chart:data-point chart:repeated="2"/>
          </chart:series>
          <chart:series chart:style-name="ch7" chart:values-cell-range-address="Feuille3.C3:Feuille3.C4" chart:label-cell-address="Feuille3.C2:Feuille3.C2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</text:p>
                <draw:g>
                  <svg:desc>Feuille3.B2:Feuille3.B2</svg:desc>
                </draw:g>
              </table:table-cell>
              <table:table-cell office:value-type="string">
                <text:p>3</text:p>
                <draw:g>
                  <svg:desc>Feuille3.C2:Feuille3.C2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Feuille3.A3:Feuille3.A4</svg:desc>
                </draw:g>
              </table:table-cell>
              <table:table-cell office:value-type="float" office:value="18.6232">
                <text:p>18.6232</text:p>
                <draw:g>
                  <svg:desc>Feuille3.B3:Feuille3.B4</svg:desc>
                </draw:g>
              </table:table-cell>
              <table:table-cell office:value-type="float" office:value="18.629207">
                <text:p>18.629207</text:p>
                <draw:g>
                  <svg:desc>Feuille3.C3:Feuille3.C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.644003">
                <text:p>18.644003</text:p>
              </table:table-cell>
              <table:table-cell office:value-type="float" office:value="18.658511">
                <text:p>18.6585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2.956cm" style:legend-expansion="high" chart:style-name="ch2"/>
        <chart:plot-area chart:style-name="ch3" table:cell-range-address="Feuille2.A2:Feuille2.G9" chart:data-source-has-labels="both" svg:x="0.32cm" svg:y="0.18cm" svg:width="13.646cm" svg:height="8.64cm">
          <chartooo:coordinate-region svg:x="0.941cm" svg:y="0.379cm" svg:width="12.745cm" svg:height="7.794cm"/>
          <chart:axis chart:dimension="x" chart:name="primary-x" chart:style-name="ch4" chartooo:axis-type="auto">
            <chartooo:date-scale/>
            <chart:categories table:cell-range-address="Feuille2.A3:Feuille2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B3:Feuille2.B9" chart:label-cell-address="Feuille2.B2:Feuille2.B2" chart:class="chart:line">
            <chart:data-point chart:repeated="7"/>
          </chart:series>
          <chart:series chart:style-name="ch7" chart:values-cell-range-address="Feuille2.C3:Feuille2.C9" chart:label-cell-address="Feuille2.C2:Feuille2.C2" chart:class="chart:line">
            <chart:data-point chart:repeated="7"/>
          </chart:series>
          <chart:series chart:style-name="ch8" chart:values-cell-range-address="Feuille2.D3:Feuille2.D9" chart:label-cell-address="Feuille2.D2:Feuille2.D2" chart:class="chart:line">
            <chart:data-point chart:repeated="7"/>
          </chart:series>
          <chart:series chart:style-name="ch9" chart:values-cell-range-address="Feuille2.E3:Feuille2.E9" chart:label-cell-address="Feuille2.E2:Feuille2.E2" chart:class="chart:line">
            <chart:data-point chart:repeated="7"/>
          </chart:series>
          <chart:series chart:style-name="ch10" chart:values-cell-range-address="Feuille2.F3:Feuille2.F9" chart:label-cell-address="Feuille2.F2:Feuille2.F2" chart:class="chart:line">
            <chart:data-point chart:repeated="7"/>
          </chart:series>
          <chart:series chart:style-name="ch11" chart:values-cell-range-address="Feuille2.G3:Feuille2.G9" chart:label-cell-address="Feuille2.G2:Feuille2.G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Feuille2.B2:Feuille2.B2</svg:desc>
                </draw:g>
              </table:table-cell>
              <table:table-cell office:value-type="string">
                <text:p>3</text:p>
                <draw:g>
                  <svg:desc>Feuille2.C2:Feuille2.C2</svg:desc>
                </draw:g>
              </table:table-cell>
              <table:table-cell office:value-type="string">
                <text:p>5</text:p>
                <draw:g>
                  <svg:desc>Feuille2.D2:Feuille2.D2</svg:desc>
                </draw:g>
              </table:table-cell>
              <table:table-cell office:value-type="string">
                <text:p>7</text:p>
                <draw:g>
                  <svg:desc>Feuille2.E2:Feuille2.E2</svg:desc>
                </draw:g>
              </table:table-cell>
              <table:table-cell office:value-type="string">
                <text:p>10</text:p>
                <draw:g>
                  <svg:desc>Feuille2.F2:Feuille2.F2</svg:desc>
                </draw:g>
              </table:table-cell>
              <table:table-cell office:value-type="string">
                <text:p>15</text:p>
                <draw:g>
                  <svg:desc>Feuille2.G2:Feuille2.G2</svg:desc>
                </draw:g>
              </table:table-cell>
            </table:table-row>
          </table:table-header-rows>
          <table:table-rows>
            <table:table-row>
              <table:table-cell office:value-type="float" office:value="4">
                <text:p>4</text:p>
                <draw:g>
                  <svg:desc>Feuille2.A3:Feuille2.A9</svg:desc>
                </draw:g>
              </table:table-cell>
              <table:table-cell office:value-type="float" office:value="18.635131">
                <text:p>18.635131</text:p>
                <draw:g>
                  <svg:desc>Feuille2.B3:Feuille2.B9</svg:desc>
                </draw:g>
              </table:table-cell>
              <table:table-cell office:value-type="float" office:value="18.703301">
                <text:p>18.703301</text:p>
                <draw:g>
                  <svg:desc>Feuille2.C3:Feuille2.C9</svg:desc>
                </draw:g>
              </table:table-cell>
              <table:table-cell office:value-type="float" office:value="18.725353">
                <text:p>18.725353</text:p>
                <draw:g>
                  <svg:desc>Feuille2.D3:Feuille2.D9</svg:desc>
                </draw:g>
              </table:table-cell>
              <table:table-cell office:value-type="float" office:value="18.730706">
                <text:p>18.730706</text:p>
                <draw:g>
                  <svg:desc>Feuille2.E3:Feuille2.E9</svg:desc>
                </draw:g>
              </table:table-cell>
              <table:table-cell office:value-type="float" office:value="18.731167">
                <text:p>18.731167</text:p>
                <draw:g>
                  <svg:desc>Feuille2.F3:Feuille2.F9</svg:desc>
                </draw:g>
              </table:table-cell>
              <table:table-cell office:value-type="float" office:value="18.726797">
                <text:p>18.726797</text:p>
                <draw:g>
                  <svg:desc>Feuille2.G3:Feuille2.G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.655645">
                <text:p>18.655645</text:p>
              </table:table-cell>
              <table:table-cell office:value-type="float" office:value="31.298173">
                <text:p>31.298173</text:p>
              </table:table-cell>
              <table:table-cell office:value-type="float" office:value="30.07335">
                <text:p>30.07335</text:p>
              </table:table-cell>
              <table:table-cell office:value-type="float" office:value="28.859554">
                <text:p>28.859554</text:p>
              </table:table-cell>
              <table:table-cell office:value-type="float" office:value="27.404814">
                <text:p>27.404814</text:p>
              </table:table-cell>
              <table:table-cell office:value-type="float" office:value="25.551981">
                <text:p>25.5519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.894601">
                <text:p>18.894601</text:p>
              </table:table-cell>
              <table:table-cell office:value-type="float" office:value="19.294525">
                <text:p>19.294525</text:p>
              </table:table-cell>
              <table:table-cell office:value-type="float" office:value="19.3725">
                <text:p>19.3725</text:p>
              </table:table-cell>
              <table:table-cell office:value-type="float" office:value="19.385842">
                <text:p>19.385842</text:p>
              </table:table-cell>
              <table:table-cell office:value-type="float" office:value="19.375266">
                <text:p>19.375266</text:p>
              </table:table-cell>
              <table:table-cell office:value-type="float" office:value="19.341589">
                <text:p>19.3415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.039514">
                <text:p>20.039514</text:p>
              </table:table-cell>
              <table:table-cell office:value-type="float" office:value="21.264866">
                <text:p>21.264866</text:p>
              </table:table-cell>
              <table:table-cell office:value-type="float" office:value="21.390691">
                <text:p>21.390691</text:p>
              </table:table-cell>
              <table:table-cell office:value-type="float" office:value="21.3653">
                <text:p>21.3653</text:p>
              </table:table-cell>
              <table:table-cell office:value-type="float" office:value="21.273286">
                <text:p>21.273286</text:p>
              </table:table-cell>
              <table:table-cell office:value-type="float" office:value="21.110808">
                <text:p>21.1108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.856264">
                <text:p>24.856264</text:p>
              </table:table-cell>
              <table:table-cell office:value-type="float" office:value="28.101434">
                <text:p>28.101434</text:p>
              </table:table-cell>
              <table:table-cell office:value-type="float" office:value="27.924591">
                <text:p>27.924591</text:p>
              </table:table-cell>
              <table:table-cell office:value-type="float" office:value="27.47163">
                <text:p>27.47163</text:p>
              </table:table-cell>
              <table:table-cell office:value-type="float" office:value="26.784204">
                <text:p>26.784204</text:p>
              </table:table-cell>
              <table:table-cell office:value-type="float" office:value="25.764887">
                <text:p>25.7648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5.942667">
                <text:p>25.942667</text:p>
              </table:table-cell>
              <table:table-cell office:value-type="float" office:value="29.5059">
                <text:p>29.5059</text:p>
              </table:table-cell>
              <table:table-cell office:value-type="float" office:value="29.099746">
                <text:p>29.099746</text:p>
              </table:table-cell>
              <table:table-cell office:value-type="float" office:value="28.430093">
                <text:p>28.430093</text:p>
              </table:table-cell>
              <table:table-cell office:value-type="float" office:value="27.48362">
                <text:p>27.48362</text:p>
              </table:table-cell>
              <table:table-cell office:value-type="float" office:value="26.142689">
                <text:p>26.1426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7.904346">
                <text:p>27.904346</text:p>
              </table:table-cell>
              <table:table-cell office:value-type="float" office:value="31.298173">
                <text:p>31.298173</text:p>
              </table:table-cell>
              <table:table-cell office:value-type="float" office:value="30.07335">
                <text:p>30.07335</text:p>
              </table:table-cell>
              <table:table-cell office:value-type="float" office:value="28.859554">
                <text:p>28.859554</text:p>
              </table:table-cell>
              <table:table-cell office:value-type="float" office:value="27.404814">
                <text:p>27.404814</text:p>
              </table:table-cell>
              <table:table-cell office:value-type="float" office:value="25.551981">
                <text:p>25.5519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86cm" svg:y="3.205cm" style:legend-expansion="high" chart:style-name="ch2"/>
        <chart:plot-area chart:style-name="ch3" table:cell-range-address="Feuille2.A13:Feuille2.G19" chart:data-source-has-labels="both" svg:x="0.32cm" svg:y="0.18cm" svg:width="13.646cm" svg:height="8.64cm">
          <chartooo:coordinate-region svg:x="0.941cm" svg:y="0.38cm" svg:width="13.025cm" svg:height="7.793cm"/>
          <chart:axis chart:dimension="x" chart:name="primary-x" chart:style-name="ch4" chartooo:axis-type="auto">
            <chartooo:date-scale/>
            <chart:categories table:cell-range-address="Feuille2.A14:Feuille2.B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C14:Feuille2.C19" chart:label-cell-address="Feuille2.C13:Feuille2.C13" chart:class="chart:line">
            <chart:data-point chart:repeated="6"/>
          </chart:series>
          <chart:series chart:style-name="ch7" chart:values-cell-range-address="Feuille2.D14:Feuille2.D19" chart:label-cell-address="Feuille2.D13:Feuille2.D13" chart:class="chart:line">
            <chart:data-point chart:repeated="6"/>
          </chart:series>
          <chart:series chart:style-name="ch8" chart:values-cell-range-address="Feuille2.E14:Feuille2.E19" chart:label-cell-address="Feuille2.E13:Feuille2.E13" chart:class="chart:line">
            <chart:data-point chart:repeated="6"/>
          </chart:series>
          <chart:series chart:style-name="ch9" chart:values-cell-range-address="Feuille2.F14:Feuille2.F19" chart:label-cell-address="Feuille2.F13:Feuille2.F13" chart:class="chart:line">
            <chart:data-point chart:repeated="6"/>
          </chart:series>
          <chart:series chart:style-name="ch10" chart:values-cell-range-address="Feuille2.G14:Feuille2.G19" chart:label-cell-address="Feuille2.G13:Feuille2.G1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Feuille2.C13:Feuille2.C13</svg:desc>
                </draw:g>
              </table:table-cell>
              <table:table-cell office:value-type="string">
                <text:p>5</text:p>
                <draw:g>
                  <svg:desc>Feuille2.D13:Feuille2.D13</svg:desc>
                </draw:g>
              </table:table-cell>
              <table:table-cell office:value-type="string">
                <text:p>7</text:p>
                <draw:g>
                  <svg:desc>Feuille2.E13:Feuille2.E13</svg:desc>
                </draw:g>
              </table:table-cell>
              <table:table-cell office:value-type="string">
                <text:p>10</text:p>
                <draw:g>
                  <svg:desc>Feuille2.F13:Feuille2.F13</svg:desc>
                </draw:g>
              </table:table-cell>
              <table:table-cell office:value-type="string">
                <text:p>15</text:p>
                <draw:g>
                  <svg:desc>Feuille2.G13:Feuille2.G13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Feuille2.A14:Feuille2.B19</svg:desc>
                </draw:g>
              </table:table-cell>
              <table:table-cell office:value-type="float" office:value="21.694931">
                <text:p>21.694931</text:p>
                <draw:g>
                  <svg:desc>Feuille2.C14:Feuille2.C19</svg:desc>
                </draw:g>
              </table:table-cell>
              <table:table-cell office:value-type="float" office:value="22.004683">
                <text:p>22.004683</text:p>
                <draw:g>
                  <svg:desc>Feuille2.D14:Feuille2.D19</svg:desc>
                </draw:g>
              </table:table-cell>
              <table:table-cell office:value-type="float" office:value="21.926298">
                <text:p>21.926298</text:p>
                <draw:g>
                  <svg:desc>Feuille2.E14:Feuille2.E19</svg:desc>
                </draw:g>
              </table:table-cell>
              <table:table-cell office:value-type="float" office:value="21.668428">
                <text:p>21.668428</text:p>
                <draw:g>
                  <svg:desc>Feuille2.F14:Feuille2.F19</svg:desc>
                </draw:g>
              </table:table-cell>
              <table:table-cell office:value-type="float" office:value="21.178046">
                <text:p>21.178046</text:p>
                <draw:g>
                  <svg:desc>Feuille2.G14:Feuille2.G19</svg:desc>
                </draw:g>
              </table:table-cell>
            </table:table-row>
            <table:table-row>
              <table:table-cell office:value-type="float" office:value="10">
                <text:p>1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</table:table-row>
            <table:table-row>
              <table:table-cell office:value-type="float" office:value="20">
                <text:p>2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  <table:table-cell office:value-type="float" office:value="12.310451">
                <text:p>12.310451</text:p>
              </table:table-cell>
              <table:table-cell office:value-type="float" office:value="12.31045">
                <text:p>12.31045</text:p>
              </table:table-cell>
              <table:table-cell office:value-type="float" office:value="12.310449">
                <text:p>12.310449</text:p>
              </table:table-cell>
            </table:table-row>
            <table:table-row>
              <table:table-cell office:value-type="float" office:value="50">
                <text:p>5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3.704026">
                <text:p>13.704026</text:p>
              </table:table-cell>
              <table:table-cell office:value-type="float" office:value="13.831753">
                <text:p>13.831753</text:p>
              </table:table-cell>
              <table:table-cell office:value-type="float" office:value="13.914186">
                <text:p>13.914186</text:p>
              </table:table-cell>
              <table:table-cell office:value-type="float" office:value="14.015935">
                <text:p>14.015935</text:p>
              </table:table-cell>
              <table:table-cell office:value-type="float" office:value="14.146299">
                <text:p>14.146299</text:p>
              </table:table-cell>
            </table:table-row>
            <table:table-row>
              <table:table-cell office:value-type="float" office:value="60">
                <text:p>6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5.032456">
                <text:p>15.032456</text:p>
              </table:table-cell>
              <table:table-cell office:value-type="float" office:value="15.240845">
                <text:p>15.240845</text:p>
              </table:table-cell>
              <table:table-cell office:value-type="float" office:value="15.352101">
                <text:p>15.352101</text:p>
              </table:table-cell>
              <table:table-cell office:value-type="float" office:value="15.472999">
                <text:p>15.472999</text:p>
              </table:table-cell>
              <table:table-cell office:value-type="float" office:value="15.607309">
                <text:p>15.607309</text:p>
              </table:table-cell>
            </table:table-row>
            <table:table-row>
              <table:table-cell office:value-type="float" office:value="100">
                <text:p>100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21.69493">
                <text:p>21.69493</text:p>
              </table:table-cell>
              <table:table-cell office:value-type="float" office:value="22.004683">
                <text:p>22.004683</text:p>
              </table:table-cell>
              <table:table-cell office:value-type="float" office:value="21.926298">
                <text:p>21.926298</text:p>
              </table:table-cell>
              <table:table-cell office:value-type="float" office:value="21.668428">
                <text:p>21.668428</text:p>
              </table:table-cell>
              <table:table-cell office:value-type="float" office:value="21.178046">
                <text:p>21.17804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6666ff" draw:fill-color="#6666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3300" draw:fill-color="#cc33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2.66cm" svg:y="3.706cm" style:legend-expansion="high" chart:style-name="ch2"/>
        <chart:plot-area chart:style-name="ch3" table:cell-range-address="evalMedian.A1:evalMedian.B9 evalMedian.T1:evalMedian.T9 evalMedian.Y1:evalMedian.Y9" chart:data-source-has-labels="both" svg:x="1.33cm" svg:y="0.18cm" svg:width="11.011cm" svg:height="7.665cm">
          <chartooo:coordinate-region svg:x="1.951cm" svg:y="0.38cm" svg:width="10.203cm" svg:height="6.818cm"/>
          <chart:axis chart:dimension="x" chart:name="primary-x" chart:style-name="ch4" chartooo:axis-type="auto">
            <chartooo:date-scale/>
            <chart:title svg:x="5.442cm" svg:y="8.025cm" chart:style-name="ch5">
              <text:p>Demi taille du filtre</text:p>
            </chart:title>
            <chart:categories table:cell-range-address="evalMedian.A2:evalMedian.A9"/>
            <chart:grid chart:style-name="ch6" chart:class="major"/>
          </chart:axis>
          <chart:axis chart:dimension="y" chart:name="primary-y" chart:style-name="ch4">
            <chart:title svg:x="0.451cm" svg:y="4.519cm" chart:style-name="ch7">
              <text:p>PSNR</text:p>
            </chart:title>
            <chart:grid chart:style-name="ch6" chart:class="major"/>
          </chart:axis>
          <chart:series chart:style-name="ch8" chart:values-cell-range-address="evalMedian.B2:evalMedian.B9" chart:label-cell-address="evalMedian.B1:evalMedian.B1" chart:class="chart:line">
            <chart:data-point chart:repeated="8"/>
          </chart:series>
          <chart:series chart:style-name="ch9" chart:values-cell-range-address="evalMedian.T2:evalMedian.T9" chart:label-cell-address="evalMedian.T1:evalMedian.T1" chart:class="chart:line">
            <chart:data-point chart:repeated="8"/>
          </chart:series>
          <chart:series chart:style-name="ch10" chart:values-cell-range-address="evalMedian.Y2:evalMedian.Y9" chart:label-cell-address="evalMedian.Y1:evalMedian.Y1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it blanc</text:p>
                <draw:g>
                  <svg:desc>evalMedian.B1:evalMedian.B1</svg:desc>
                </draw:g>
              </table:table-cell>
              <table:table-cell office:value-type="string">
                <text:p>Poivre et Sel</text:p>
                <draw:g>
                  <svg:desc>evalMedian.T1:evalMedian.T1</svg:desc>
                </draw:g>
              </table:table-cell>
              <table:table-cell office:value-type="string">
                <text:p>Spickle</text:p>
                <draw:g>
                  <svg:desc>evalMedian.Y1:evalMedian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alMedian.A2:evalMedian.A9</svg:desc>
                </draw:g>
              </table:table-cell>
              <table:table-cell office:value-type="float" office:value="23.290609">
                <text:p>23.290609</text:p>
                <draw:g>
                  <svg:desc>evalMedian.B2:evalMedian.B9</svg:desc>
                </draw:g>
              </table:table-cell>
              <table:table-cell office:value-type="float" office:value="28.9018675">
                <text:p>28.9018675</text:p>
                <draw:g>
                  <svg:desc>evalMedian.T2:evalMedian.T9</svg:desc>
                </draw:g>
              </table:table-cell>
              <table:table-cell office:value-type="float" office:value="19.272986">
                <text:p>19.272986</text:p>
                <draw:g>
                  <svg:desc>evalMedian.Y2:evalMedian.Y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6.7134354666667">
                <text:p>26.7134354666667</text:p>
              </table:table-cell>
              <table:table-cell office:value-type="float" office:value="29.665669">
                <text:p>29.665669</text:p>
              </table:table-cell>
              <table:table-cell office:value-type="float" office:value="23.12447">
                <text:p>23.1244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.2578164666667">
                <text:p>27.2578164666667</text:p>
              </table:table-cell>
              <table:table-cell office:value-type="float" office:value="28.0085955">
                <text:p>28.0085955</text:p>
              </table:table-cell>
              <table:table-cell office:value-type="float" office:value="24.5287075">
                <text:p>24.52870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6.8992268666667">
                <text:p>26.8992268666667</text:p>
              </table:table-cell>
              <table:table-cell office:value-type="float" office:value="26.860977">
                <text:p>26.860977</text:p>
              </table:table-cell>
              <table:table-cell office:value-type="float" office:value="24.7925685">
                <text:p>24.79256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.3046664">
                <text:p>26.3046664</text:p>
              </table:table-cell>
              <table:table-cell office:value-type="float" office:value="25.979728">
                <text:p>25.979728</text:p>
              </table:table-cell>
              <table:table-cell office:value-type="float" office:value="24.5943215">
                <text:p>24.594321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689074">
                <text:p>25.689074</text:p>
              </table:table-cell>
              <table:table-cell office:value-type="float" office:value="25.1489375">
                <text:p>25.1489375</text:p>
              </table:table-cell>
              <table:table-cell office:value-type="float" office:value="24.212481">
                <text:p>24.2124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.6157034666667">
                <text:p>23.6157034666667</text:p>
              </table:table-cell>
              <table:table-cell office:value-type="float" office:value="22.729443">
                <text:p>22.729443</text:p>
              </table:table-cell>
              <table:table-cell office:value-type="float" office:value="22.582066">
                <text:p>22.58206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1.7682493333333">
                <text:p>21.7682493333333</text:p>
              </table:table-cell>
              <table:table-cell office:value-type="float" office:value="20.7052845">
                <text:p>20.7052845</text:p>
              </table:table-cell>
              <table:table-cell office:value-type="float" office:value="20.997237">
                <text:p>20.9972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